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3f82"/>
    </style:style>
    <style:style style:name="P2" style:family="paragraph" style:parent-style-name="Preformatted_20_Text">
      <style:text-properties officeooo:paragraph-rsid="00203c07"/>
    </style:style>
    <style:style style:name="P3" style:family="paragraph" style:parent-style-name="Preformatted_20_Text">
      <style:text-properties officeooo:paragraph-rsid="00218eae"/>
    </style:style>
    <style:style style:name="P4" style:family="paragraph" style:parent-style-name="Preformatted_20_Text">
      <style:text-properties officeooo:paragraph-rsid="0022c300"/>
    </style:style>
    <style:style style:name="P5" style:family="paragraph" style:parent-style-name="Preformatted_20_Text">
      <style:text-properties officeooo:paragraph-rsid="0023ffef"/>
    </style:style>
    <style:style style:name="P6" style:family="paragraph" style:parent-style-name="Preformatted_20_Text">
      <style:text-properties officeooo:paragraph-rsid="0024e3e9"/>
    </style:style>
    <style:style style:name="P7" style:family="paragraph" style:parent-style-name="Preformatted_20_Text">
      <style:text-properties officeooo:rsid="00257acc" officeooo:paragraph-rsid="00257acc"/>
    </style:style>
    <style:style style:name="P8" style:family="paragraph" style:parent-style-name="Preformatted_20_Text">
      <style:text-properties officeooo:rsid="00257acc" officeooo:paragraph-rsid="00269aff"/>
    </style:style>
    <style:style style:name="P9" style:family="paragraph" style:parent-style-name="Preformatted_20_Text">
      <style:text-properties officeooo:paragraph-rsid="00257acc"/>
    </style:style>
    <style:style style:name="P10" style:family="paragraph" style:parent-style-name="Preformatted_20_Text">
      <style:text-properties officeooo:paragraph-rsid="00269aff"/>
    </style:style>
    <style:style style:name="P11" style:family="paragraph" style:parent-style-name="Preformatted_20_Text">
      <style:text-properties style:font-name="Liberation Mono" fo:font-size="10pt" officeooo:rsid="00203c07" officeooo:paragraph-rsid="0024e3e9" style:font-name-asian="Liberation Mono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03c07" officeooo:paragraph-rsid="00203c07" style:font-name-asian="Liberation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03c07" officeooo:paragraph-rsid="00257acc" style:font-name-asian="Liberation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03c07" officeooo:paragraph-rsid="00269aff" style:font-name-asian="Liberation Mono" style:font-size-asian="10pt" style:font-name-complex="Liberation Mono" style:font-size-complex="10pt"/>
    </style:style>
    <style:style style:name="P15" style:family="paragraph" style:parent-style-name="Preformatted_20_Text">
      <style:text-properties fo:font-weight="bold" officeooo:paragraph-rsid="00218eae" style:font-weight-asian="bold" style:font-weight-complex="bold"/>
    </style:style>
    <style:style style:name="P16" style:family="paragraph" style:parent-style-name="Preformatted_20_Text">
      <style:text-properties fo:font-weight="bold" officeooo:paragraph-rsid="00269aff" style:font-weight-asian="bold" style:font-weight-complex="bold"/>
    </style:style>
    <style:style style:name="P17" style:family="paragraph" style:parent-style-name="Preformatted_20_Text">
      <style:text-properties fo:font-weight="bold" officeooo:paragraph-rsid="0024e3e9" style:font-weight-asian="bold" style:font-weight-complex="bold"/>
    </style:style>
    <style:style style:name="T1" style:family="text">
      <style:text-properties officeooo:rsid="001e3f82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03c07" style:font-name-asian="Liberation Mono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4e3e9" style:font-name-asian="Liberation Mono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57acc" style:font-name-asian="Liberation Mono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69aff" style:font-name-asian="Liberation Mono" style:font-size-asian="10pt" style:font-name-complex="Liberation Mono" style:font-size-complex="10pt"/>
    </style:style>
    <style:style style:name="T7" style:family="text">
      <style:text-properties officeooo:rsid="00218eae"/>
    </style:style>
    <style:style style:name="T8" style:family="text">
      <style:text-properties officeooo:rsid="0024e3e9"/>
    </style:style>
    <style:style style:name="T9" style:family="text">
      <style:text-properties officeooo:rsid="00257acc"/>
    </style:style>
    <style:style style:name="T10" style:family="text">
      <style:text-properties officeooo:rsid="00269a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REATE VIEW <text:span text:style-name="T8">cantidad_articulos</text:span></text:p>
      <text:p text:style-name="P17"><text:s/>AS SELECT <text:span text:style-name="T8">count(*) as cantidad </text:span>FROM <text:span text:style-name="T8">articulo</text:span>;</text:p>
      <text:p text:style-name="P1"/>
      <text:p text:style-name="P1">SELECT * FROM <text:s/><text:span text:style-name="T4">cantidad_articulos</text:span>;</text:p>
      <text:p text:style-name="P1"/>
      <text:p text:style-name="P1"/>
      <text:p text:style-name="P6">CREATE VIEW <text:span text:style-name="T4">avisos_para</text:span><text:span text:style-name="T8">_usuario </text:span></text:p>
      <text:p text:style-name="P6"><text:s/>AS SELECT <text:span text:style-name="T8">idarticulo as avisosporusuario </text:span>FROM <text:span text:style-name="T8">avisos where idusuario=$idusuario</text:span>;</text:p>
      <text:p text:style-name="P6"/>
      <text:p text:style-name="P6">SELECT * FROM <text:s/><text:span text:style-name="T4">avisos_para_usuario</text:span>;</text:p>
      <text:p text:style-name="P11"/>
      <text:p text:style-name="P11"/>
      <text:p text:style-name="P6"><text:span text:style-name="T3">CREATE VIEW </text:span><text:span text:style-name="T4">ficha_de_usuario</text:span></text:p>
      <text:p text:style-name="P6"><text:span text:style-name="T3"><text:s/>AS SELECT </text:span><text:span text:style-name="T5">idficha, rut</text:span><text:span text:style-name="T4"> as </text:span><text:span text:style-name="T5">fichaporusuario</text:span><text:span text:style-name="T4"> </text:span><text:span text:style-name="T3">FROM </text:span><text:span text:style-name="T4">ficha </text:span><text:span text:style-name="T5">where rut=$rut</text:span><text:span text:style-name="T3">;</text:span></text:p>
      <text:p text:style-name="P7"/>
      <text:p text:style-name="P9">SELECT * FROM <text:s/><text:span text:style-name="T9">ficha</text:span><text:span text:style-name="T4">_</text:span><text:span text:style-name="T5">de</text:span><text:span text:style-name="T4">_usuario</text:span>;</text:p>
      <text:p text:style-name="P2"/>
      <text:p text:style-name="P12"/>
      <text:p text:style-name="P9"><text:span text:style-name="T3">CREATE VIEW </text:span><text:span text:style-name="T5">buscanutri</text:span></text:p>
      <text:p text:style-name="P9"><text:span text:style-name="T3"><text:s/>AS SELECT </text:span><text:span text:style-name="T5">rut</text:span><text:span text:style-name="T4"> as </text:span><text:span text:style-name="T5">nutri</text:span><text:span text:style-name="T4"> </text:span><text:span text:style-name="T3">FROM </text:span><text:span text:style-name="T5">nutricionista</text:span><text:span text:style-name="T4"> </text:span><text:span text:style-name="T5">where rut=$rut</text:span><text:span text:style-name="T3">;</text:span></text:p>
      <text:p text:style-name="P13"/>
      <text:p text:style-name="P1"/>
      <text:p text:style-name="P4">SELECT * FROM <text:s/><text:span text:style-name="T9">busca</text:span><text:span text:style-name="T3">nutri</text:span> <text:span text:style-name="T1">WHERE </text:span><text:span text:style-name="T9">rut</text:span><text:span text:style-name="T1"> =$</text:span><text:span text:style-name="T9">rut</text:span><text:span text:style-name="T1"> </text:span>;</text:p>
      <text:p text:style-name="P7"/>
      <text:p text:style-name="P7"/>
      <text:p text:style-name="P7"/>
      <text:p text:style-name="P10"><text:span text:style-name="T3">CREATE VIEW </text:span><text:span text:style-name="T5">busca</text:span><text:span text:style-name="T6">usuario</text:span></text:p>
      <text:p text:style-name="P10"><text:span text:style-name="T3"><text:s/>AS SELECT </text:span><text:span text:style-name="T6">idusuario,movil</text:span><text:span text:style-name="T4"> as </text:span><text:span text:style-name="T6">usuario</text:span><text:span text:style-name="T4"> </text:span><text:span text:style-name="T3">FROM </text:span><text:span text:style-name="T6">usuario</text:span><text:span text:style-name="T4"> </text:span><text:span text:style-name="T5">where </text:span><text:span text:style-name="T6">movil</text:span><text:span text:style-name="T5">=$</text:span><text:span text:style-name="T6">movil</text:span><text:span text:style-name="T3">;</text:span></text:p>
      <text:p text:style-name="P14"/>
      <text:p text:style-name="P10"/>
      <text:p text:style-name="P8">SELECT * FROM <text:s/><text:span text:style-name="T2">busca</text:span><text:span text:style-name="T6">usuario</text:span> <text:span text:style-name="T1">WHERE </text:span><text:span text:style-name="T10">movil</text:span><text:span text:style-name="T1"> =$</text:span><text:span text:style-name="T10">movil</text:span><text:span text:style-name="T1"> </text:span>;</text:p>
      <text:p text:style-name="P7"/>
      <text:p text:style-name="P4"/>
      <text:p text:style-name="P10"><text:span text:style-name="T3">CREATE VIEW </text:span><text:span text:style-name="T6">buscareceta</text:span></text:p>
      <text:p text:style-name="P10"><text:span text:style-name="T3"><text:s/>AS SELECT *</text:span><text:span text:style-name="T4"> as </text:span><text:span text:style-name="T6">lareceta</text:span><text:span text:style-name="T4"> </text:span><text:span text:style-name="T3">FROM </text:span><text:span text:style-name="T6">recetas</text:span><text:span text:style-name="T4"> </text:span><text:span text:style-name="T5">where </text:span><text:span text:style-name="T6">contenido</text:span><text:span text:style-name="T5">=$</text:span><text:span text:style-name="T6">contenido</text:span><text:span text:style-name="T3">;</text:span></text:p>
      <text:p text:style-name="P4"/>
      <text:p text:style-name="P4"/>
      <text:p text:style-name="P10"><text:span text:style-name="T9">SELECT * FROM <text:s/></text:span><text:span text:style-name="T6">buscareceta</text:span><text:span text:style-name="T9"> </text:span><text:span text:style-name="T1">WHERE </text:span><text:span text:style-name="T6">contenido</text:span><text:span text:style-name="T1"> =$</text:span><text:span text:style-name="T10">contenido</text:span><text:span text:style-name="T1"> </text:span><text:span text:style-name="T9">;</text:span></text:p>
      <text:p text:style-name="P5"/>
      <text:p text:style-name="P3"/>
      <text:p text:style-name="P5"><text:s/></text:p>
      <text:p text:style-name="P15"/>
      <text:p text:style-name="P16">CREATE VIEW <text:span text:style-name="T8">cantidad_</text:span><text:span text:style-name="T6">videos</text:span></text:p>
      <text:p text:style-name="P16"><text:s/>AS SELECT <text:span text:style-name="T8">count(*) as cantidad </text:span>FROM <text:span text:style-name="T6">videos</text:span>;</text:p>
      <text:p text:style-name="P16"/>
      <text:p text:style-name="P10">SELECT * FROM <text:s/><text:span text:style-name="T4">cantidad_</text:span><text:span text:style-name="T6">videos</text:span>;</text:p>
      <text:p text:style-name="P3"/>
      <text:p text:style-name="P3"/>
      <text:p text:style-name="P10"><text:span text:style-name="T3">CREATE VIEW </text:span><text:span text:style-name="T6">buscavideo</text:span></text:p>
      <text:p text:style-name="P10"><text:span text:style-name="T3"><text:s/>AS SELECT *</text:span><text:span text:style-name="T4"> as </text:span><text:span text:style-name="T6">elvideo</text:span><text:span text:style-name="T4"> </text:span><text:span text:style-name="T3">FROM </text:span><text:span text:style-name="T6">videos</text:span><text:span text:style-name="T4"> </text:span><text:span text:style-name="T5">where </text:span><text:span text:style-name="T6">titulo</text:span><text:span text:style-name="T5">=$</text:span><text:span text:style-name="T6">titulo</text:span><text:span text:style-name="T3">;</text:span></text:p>
      <text:p text:style-name="P3"/>
      <text:p text:style-name="P5"/>
      <text:p text:style-name="P10"><text:span text:style-name="T7"><text:s/>SELECT * FROM <text:s/></text:span><text:span text:style-name="T6">buscavideo</text:span><text:span text:style-name="T7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1:50:41.512444278</meta:creation-date>
    <dc:date>2021-06-26T11:54:48.077047744</dc:date>
    <meta:editing-duration>PT1H3M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37" meta:character-count="1006" meta:non-whitespace-character-count="874"/>
  </office:meta>
</office:document-meta>
</file>